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heet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ress Offse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ce7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//IMP 1</text:p>
          </table:table-cell>
          <table:table-cell office:value-type="string" calcext:value-type="string" table:number-columns-spanned="4" table:number-rows-spanned="1">
            <text:p>Register names are unique across all regfil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 2</text:p>
          </table:table-cell>
          <table:table-cell office:value-type="string" calcext:value-type="string" table:number-columns-spanned="4" table:number-rows-spanned="1">
            <text:p>Field names are unique for each regfil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</text:p>
          </table:table-cell>
          <table:table-cell office:value-type="string" calcext:value-type="string" table:number-columns-spanned="7" table:number-rows-spanned="1">
            <text:p>Registers from addr 0x0080 to 0x00ff are WOC for commands and take execution tim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 table:number-columns-spanned="7" table:number-rows-spanned="1">
            <text:p>No other register exection takes time except the above</text:p>
          </table:table-cell>
          <table:covered-table-cell table:number-columns-repeated="6"/>
        </table:table-row>
      </table:table>
      <table:table table:name="General Confi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b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4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_003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num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  <text:p>0110: Soft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03:26:30.826278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5-12T22:35:41.479551340</dc:date>
    <meta:editing-duration>P5DT13H12M20S</meta:editing-duration>
    <meta:editing-cycles>53</meta:editing-cycles>
    <meta:generator>LibreOffice/6.1.4.2$Linux_X86_64 LibreOffice_project/10$Build-2</meta:generator>
    <meta:document-statistic meta:table-count="6" meta:cell-count="681" meta:object-count="0"/>
  </office:meta>
</office:document-meta>
</file>